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able shows that the Overture data aligns well with the Geolytix data, with small differences across the three retailers (&lt; 5%). Table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able ), making filtering of the dataset to a specific retailer (e.g., Waitrose), slightly less simple. Table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1T20:41:05Z</meta:creation-date>
    <dc:date>2024-02-11T20:41:05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